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e7972" officeooo:paragraph-rsid="000e7972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lt" fo:country="LT" officeooo:rsid="000e7972" officeooo:paragraph-rsid="000e7972" style:font-size-asian="18pt" style:font-size-complex="18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fo:language="lt" fo:country="LT" officeooo:rsid="000e7972" officeooo:paragraph-rsid="000e7972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language="lt" fo:country="LT" officeooo:rsid="000e7972" officeooo:paragraph-rsid="000e7972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riamasis seminaras</text:p>
      <text:p text:style-name="P2"/>
      <text:p text:style-name="P2">Planas</text:p>
      <text:p text:style-name="P1"/>
      <text:p text:style-name="P4">Pradžia:</text:p>
      <text:list xml:id="list8950756027163245113" text:style-name="L1">
        <text:list-item>
          <text:p text:style-name="P3">Temos pasirinkima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1:31:04.120339421</meta:creation-date>
    <dc:date>2018-03-15T11:33:12.011872917</dc:date>
    <meta:editing-duration>PT2M9S</meta:editing-duration>
    <meta:editing-cycles>1</meta:editing-cycles>
    <meta:document-statistic meta:table-count="0" meta:image-count="0" meta:object-count="0" meta:page-count="1" meta:paragraph-count="4" meta:word-count="7" meta:character-count="53" meta:non-whitespace-character-count="51"/>
    <meta:generator>LibreOffice/5.1.6.2$Linux_X86_64 LibreOffice_project/10m0$Build-2</meta:generator>
  </office:meta>
</office:document-meta>
</file>